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2000000A3E68C50F497E1E7A0.png" manifest:media-type="image/png"/>
  <manifest:file-entry manifest:full-path="Pictures/10000201000000F2000000A353CB19BB3AC92D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2" style:family="graphic" style:parent-style-name="Object_20_with_20_no_20_fill_20_and_20_no_20_line">
      <style:graphic-properties draw:stroke="solid" draw:fill="solid" draw:textarea-horizontal-align="justify" draw:textarea-vertical-align="middle" draw:auto-grow-height="false" fo:min-height="2.75cm" fo:min-width="3.5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Unifont" style:font-size-asian="18pt" style:font-name-complex="FreeSans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cm" svg:height="3cm" svg:x="1cm" svg:y="1cm">
          <text:p text:style-name="P1">Lesson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4cm" svg:height="3cm" svg:x="24.7cm" svg:y="1cm">
          <draw:image xlink:href="Pictures/10000201000000F2000000A353CB19BB3AC92DE3.png" xlink:type="simple" xlink:show="embed" xlink:actuate="onLoad" loext:mime-type="image/png">
            <text:p text:style-name="P2">Student</text:p>
          </draw:image>
        </draw:frame>
        <draw:frame draw:style-name="gr2" draw:text-style-name="P3" xml:id="id2" draw:id="id2" draw:layer="layout" svg:width="4cm" svg:height="3cm" svg:x="12.851cm" svg:y="1cm">
          <draw:image xlink:href="Pictures/10000201000000F2000000A3E68C50F497E1E7A0.png" xlink:type="simple" xlink:show="embed" xlink:actuate="onLoad" loext:mime-type="image/png">
            <text:p text:style-name="P2">FocusGroup</text:p>
          </draw:image>
        </draw:frame>
        <draw:connector draw:style-name="gr3" draw:text-style-name="P1" draw:layer="layout" svg:x1="24.7cm" svg:y1="2.5cm" svg:x2="16.851cm" svg:y2="2.5cm" draw:start-shape="id1" draw:start-glue-point="3" draw:end-shape="id2" draw:end-glue-point="1" svg:d="M24700 2500h-7849" svg:viewBox="0 0 7850 1">
          <text:p/>
        </draw:connector>
        <draw:connector draw:style-name="gr3" draw:text-style-name="P1" draw:layer="layout" svg:x1="5cm" svg:y1="2.5cm" svg:x2="12.851cm" svg:y2="2.5cm" draw:start-shape="id3" draw:start-glue-point="1" draw:end-shape="id2" draw:end-glue-point="3" svg:d="M5000 2500h7851" svg:viewBox="0 0 7852 1">
          <text:p/>
        </draw:connector>
        <draw:frame draw:style-name="gr4" draw:text-style-name="P4" draw:layer="layout" svg:width="5.823cm" svg:height="0.962cm" svg:x="4.9cm" svg:y="1.538cm">
          <draw:text-box>
            <text:p>Is assigned for obs</text:p>
          </draw:text-box>
        </draw:frame>
        <draw:frame draw:style-name="gr4" draw:text-style-name="P6" draw:layer="layout" svg:width="5.713cm" svg:height="0.962cm" svg:x="7.226cm" svg:y="2.538cm">
          <draw:text-box>
            <text:p text:style-name="P5">Is observed during</text:p>
          </draw:text-box>
        </draw:frame>
        <draw:frame draw:style-name="gr4" draw:text-style-name="P4" draw:layer="layout" svg:width="3.038cm" svg:height="0.962cm" svg:x="16.862cm" svg:y="1.438cm">
          <draw:text-box>
            <text:p>Identifies</text:p>
          </draw:text-box>
        </draw:frame>
        <draw:frame draw:style-name="gr4" draw:text-style-name="P4" draw:layer="layout" svg:width="3.741cm" svg:height="0.962cm" svg:x="21cm" svg:y="2.6cm">
          <draw:text-box>
            <text:p>Represents</text:p>
          </draw:text-box>
        </draw:frame>
        <draw:frame draw:style-name="gr4" draw:text-style-name="P4" draw:layer="layout" svg:width="1.56cm" svg:height="0.962cm" svg:x="5cm" svg:y="2.5cm">
          <draw:text-box>
            <text:p>0..1</text:p>
          </draw:text-box>
        </draw:frame>
        <draw:frame draw:style-name="gr4" draw:text-style-name="P4" draw:layer="layout" svg:width="1.738cm" svg:height="0.962cm" svg:x="11.1cm" svg:y="1.6cm">
          <draw:text-box>
            <text:p>0..m</text:p>
          </draw:text-box>
        </draw:frame>
        <draw:frame draw:style-name="gr4" draw:text-style-name="P4" draw:layer="layout" svg:width="1.56cm" svg:height="0.962cm" svg:x="16.9cm" svg:y="2.5cm">
          <draw:text-box>
            <text:p>1..1</text:p>
          </draw:text-box>
        </draw:frame>
        <draw:frame draw:style-name="gr4" draw:text-style-name="P4" draw:layer="layout" svg:width="1.738cm" svg:height="0.962cm" svg:x="22.9cm" svg:y="1.538cm">
          <draw:text-box>
            <text:p>0..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ten Engelsmann</meta:initial-creator>
    <meta:creation-date>2021-08-21T10:53:34.150750131</meta:creation-date>
    <dc:date>2021-08-21T11:43:54.447241840</dc:date>
    <dc:creator>Morten Engelsmann</dc:creator>
    <meta:editing-duration>PT19M18S</meta:editing-duration>
    <meta:editing-cycles>2</meta:editing-cycles>
    <meta:generator>LibreOffice/6.1.5.2$Linux_X86_64 LibreOffice_project/10$Build-2</meta:generator>
    <meta:document-statistic meta:object-count="13"/>
  </office:meta>
</office:document-meta>
</file>